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18" style:family="table-row">
      <style:table-row-properties style:min-row-height="1.921cm"/>
    </style:style>
    <style:style style:name="Tabla1.50" style:family="table-row">
      <style:table-row-properties style:min-row-height="1.91cm"/>
    </style:style>
    <style:style style:name="Tabla1.A57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.B57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text-line-through-typ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fo:margin-left="0cm" fo:margin-right="0.079cm" fo:margin-top="0cm" fo:margin-bottom="0cm" loext:contextual-spacing="false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fo:margin-top="0cm" fo:margin-bottom="0cm" loext:contextual-spacing="false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Heading_20_1" style:master-page-name="First_20_Page">
      <style:paragraph-properties style:page-number="auto"/>
    </style:style>
    <style:style style:name="P19" style:family="paragraph" style:parent-style-name="Heading_20_2">
      <style:paragraph-properties fo:text-align="center" style:justify-single-word="false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>
      <style:paragraph-properties fo:margin-top="0.071cm" fo:margin-bottom="0.499cm" loext:contextual-spacing="false"/>
      <style:text-properties fo:color="#202124" fo:font-weight="bold"/>
    </style:style>
    <style:style style:name="P22" style:family="paragraph" style:parent-style-name="Heading_20_4">
      <style:paragraph-properties fo:text-align="start" style:justify-single-word="false"/>
      <style:text-properties fo:color="#555555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Heading_20_4">
      <style:text-properties style:text-underline-style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  <style:style style:name="T16" style:family="text">
      <style:text-properties fo:color="#555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79954778" text:style-name="Outline">
        <text:list-item>
          <text:h text:style-name="P18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103547299100096" text:continue-numbering="true" text:style-name="Outline">
        <text:list-item>
          <text:list>
            <text:list-item>
              <text:h text:style-name="P20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–android-licenses</text:p>
      <text:p text:style-name="Standard"><text:a xlink:type="simple" xlink:href="https://jairofernandez.me/flutter/appbar/appbar-con-carousel/" text:style-name="Internet_20_link" text:visited-style-name="Visited_20_Internet_20_Link">curso flutter</text:a></text:p>
      <text:p text:style-name="Standard"><text:a xlink:type="simple" xlink:href="https://flutterjobs.info/jobs/all" text:style-name="Internet_20_link" text:visited-style-name="Visited_20_Internet_20_Link">pegas en flutter</text:a></text:p>
      <text:p text:style-name="Standard"><text:a xlink:type="simple" xlink:href="https://kodestat.gitbook.io/flutter/" text:style-name="Internet_20_link" text:visited-style-name="Visited_20_Internet_20_Link">linro flutter</text:a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  <text:p text:style-name="Table_20_Contents"><text:a xlink:type="simple" xlink:href="https://flutter.io/showcase" text:style-name="Internet_20_link" text:visited-style-name="Visited_20_Internet_20_Link">experiencias reales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itsallwidgets.com/" text:style-name="Internet_20_link" text:visited-style-name="Visited_20_Internet_20_Link">app gratis para bajar</text:a></text:p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/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text:a xlink:type="simple" xlink:href="https://github.com/brianegan/flutter_architecture_samples/" text:style-name="Internet_20_link" text:visited-style-name="Visited_20_Internet_20_Link">Ejemplos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  <text:p text:style-name="P9"><text:soft-page-break/><text:a xlink:type="simple" xlink:href="https://pub.dartlang.org/packages/firebase_auth#-readme-tab-" text:style-name="Internet_20_link" text:visited-style-name="Visited_20_Internet_20_Link">pub</text:a></text:p>
            <text:p text:style-name="P9"><text:a xlink:type="simple" xlink:href="https://medium.com/flutterpub/flutter-auth-with-google-f3c3aa0d0ccc" text:style-name="Internet_20_link" text:visited-style-name="Visited_20_Internet_20_Link">Otro enfoque</text:a></text:p>
            <text:p text:style-name="P9"><text:a xlink:type="simple" xlink:href="https://www.youtube.com/watch?v=8M-Fa239Hy4" text:style-name="Internet_20_link" text:visited-style-name="Visited_20_Internet_20_Link">Video que la lleva</text:a></text:p>
            <text:p text:style-name="P9"><text:a xlink:type="simple" xlink:href="https://www.youtube.com/watch?v=cHFV6JPp-6A&amp;feature=youtu.be&amp;t=4" text:style-name="Internet_20_link" text:visited-style-name="Visited_20_Internet_20_Link">la lleva mas</text:a></text:p>
          </table:table-cell>
        </table:table-row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  <text:p text:style-name="Table_20_Contents"><text:a xlink:type="simple" xlink:href="https://www.youtube.com/watch?v=FEXbs-mgPu4&amp;feature=youtu.be&amp;fbclid=IwAR0OsUyqGGbg6StVM3-epT7z-kzaI9EySTwXlqbVjcX3i8Yv9Gexa5FZ9ug" text:style-name="Internet_20_link" text:visited-style-name="Visited_20_Internet_20_Link">conjunto de video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103548324534303" text:continue-numbering="true" text:style-name="Outline">
              <text:list-item>
                <text:list>
                  <text:list-item>
                    <text:list>
                      <text:list-item>
                        <text:h text:style-name="P21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soft-page-break/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  <text:p text:style-name="Table_20_Contents"><text:a xlink:type="simple" xlink:href="../canales%20de%20cursos" text:style-name="Internet_20_link" text:visited-style-name="Visited_20_Internet_20_Link">canales de cursos</text:a></text:p>
          </table:table-cell>
        </table:table-row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/text:p>
          </table:table-cell>
        </table:table-row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/text:p>
          </table:table-cell>
        </table:table-row>
        <table:table-row table:style-name="Tabla1.18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10354781362330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2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10354842520869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2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10354708564864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2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  <text:p text:style-name="Table_20_Contents"/>
            <text:p text:style-name="Table_20_Contents"><text:a xlink:type="simple" xlink:href="http://mutisya.com/" text:style-name="Internet_20_link" text:visited-style-name="Visited_20_Internet_20_Link">diseño de flutte</text:a></text:p>
            <text:p text:style-name="Table_20_Contents"><text:a xlink:type="simple" xlink:href="https://iconos8.es/" text:style-name="Internet_20_link" text:visited-style-name="Visited_20_Internet_20_Link">https://iconos8.es</text:a></text:p>
            <text:p text:style-name="Table_20_Contents"><text:a xlink:type="simple" xlink:href="https://www.genbeta.com/multimedia/descarga-1-792-clips-audio-para-usarlos-gratis-tus-videos-youtube-podcasts-proyectos" text:style-name="Internet_20_link" text:visited-style-name="Visited_20_Internet_20_Link">https://www.genbeta.com/multimedia/descarga-1-792-clips-audio-para-usarlos-gratis-tus-videos-youtube-podcasts-proyectos</text:a></text:p>
          </table:table-cell>
        </table:table-row>
        <table:table-row>
          <table:table-cell table:style-name="Tabla1.A2" office:value-type="string">
            <text:p text:style-name="P1">despliegue</text:p>
          </table:table-cell>
          <table:table-cell table:style-name="Tabla1.B2" office:value-type="string">
            <text:p text:style-name="Table_20_Contents"><text:a xlink:type="simple" xlink:href="https://flutter.io/docs/deployment/fastlane-cd" text:style-name="Internet_20_link" text:visited-style-name="Visited_20_Internet_20_Link">fastlane cd</text:a></text:p>
          </table:table-cell>
        </table:table-row>
        <table:table-row>
          <table:table-cell table:style-name="Tabla1.A2" office:value-type="string">
            <text:p text:style-name="P1">ecommerce</text:p>
          </table:table-cell>
          <table:table-cell table:style-name="Tabla1.B2" office:value-type="string">
            <text:p text:style-name="Table_20_Contents"><text:a xlink:type="simple" xlink:href="https://github.com/mtellect/Flutter-Ecommerce-App" text:style-name="Internet_20_link" text:visited-style-name="Visited_20_Internet_20_Link">Flutter-Ecommerce-App</text:a><text:soft-page-break/></text:p>
            <text:p text:style-name="Table_20_Contents"><text:a xlink:type="simple" xlink:href="https://codelabs.developers.google.com/codelabs/mdc-101-flutter/#0" text:style-name="Internet_20_link" text:visited-style-name="Visited_20_Internet_20_Link">u</text:a>d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1">Examen</text:p>
          </table:table-cell>
          <table:table-cell table:style-name="Tabla1.B2" office:value-type="string">
            <text:p text:style-name="Table_20_Contents"><text:a xlink:type="simple" xlink:href="https://github.com/iamprakash13/Avengers-Quiz" text:style-name="Internet_20_link" text:visited-style-name="Visited_20_Internet_20_Link">Código de examen</text:a></text:p>
          </table:table-cell>
        </table:table-row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a xlink:type="simple" xlink:href="https://startflutter.com/" text:style-name="Internet_20_link" text:visited-style-name="Visited_20_Internet_20_Link">Bajar <text:s/>temas</text:a><text:tab/></text:p>
            <text:p text:style-name="P1"><text:a xlink:type="simple" xlink:href="https://pub.dartlang.org/flutter/packages?q=image" text:style-name="Internet_20_link" text:visited-style-name="Visited_20_Internet_20_Link">Buscador de paquetes</text:a></text:p>
            <text:p text:style-name="P1"><text:a xlink:type="simple" xlink:href="https://github.com/rxlabz/panache" text:style-name="Internet_20_link" text:visited-style-name="Visited_20_Internet_20_Link">Generador de temas</text:a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a xlink:type="simple" xlink:href="https://www.2dimensions.com/" text:style-name="Internet_20_link" text:visited-style-name="Visited_20_Internet_20_Link">Diseño</text:a></text:p>
            <text:p text:style-name="P1"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  <text:p text:style-name="P1"><text:a xlink:type="simple" xlink:href="https://steemit.com/utopian-io/@tensor/managing-and-merging-streams-and-using-types-for-matching-in-dart-s-flutter-framework" text:style-name="Internet_20_link" text:visited-style-name="Visited_20_Internet_20_Link">administracion de string</text:a></text:p>
          </table:table-cell>
        </table:table-row>
        <text:soft-page-break/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  <text:p text:style-name="P9"><text:a xlink:type="simple" xlink:href="https://flutter.io/docs/deployment/ios" text:style-name="Internet_20_link" text:visited-style-name="Visited_20_Internet_20_Link">oficial sobre mac</text:a></text:p>
          </table:table-cell>
        </table:table-row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>juegos</text:p>
          </table:table-cell>
          <table:table-cell table:style-name="Tabla1.B2" office:value-type="string">
            <text:p text:style-name="P1"><text:a xlink:type="simple" xlink:href="https://medium.com/@dragosholban/building-a-puzzle-game-using-flutter-6f629873102d" text:style-name="Internet_20_link" text:visited-style-name="Visited_20_Internet_20_Link">puzle</text:a></text:p>
          </table:table-cell>
        </table:table-row>
        <table:table-row>
          <table:table-cell table:style-name="Tabla1.A2" office:value-type="string">
            <text:p text:style-name="P8">key</text:p>
          </table:table-cell>
          <table:table-cell table:style-name="Tabla1.B2" office:value-type="string">
            <text:p text:style-name="P1"><text:a xlink:type="simple" xlink:href="https://mail.google.com/mail/u/1/#inbox/WhctKJVJhszhsXbjBDdFRBNTTJLlpgTlnvKzfsrCxFnkzVqmbZwBXvTKdZcZBPQBnxnXSLL" text:style-name="Internet_20_link" text:visited-style-name="Visited_20_Internet_20_Link">video subtitulado</text:a></text:p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able:table-row>
          <table:table-cell table:style-name="Tabla1.A2" office:value-type="string">
            <text:p text:style-name="P8">mac</text:p>
          </table:table-cell>
          <table:table-cell table:style-name="Tabla1.B2" office:value-type="string">
            <text:p text:style-name="P1"><text:a xlink:type="simple" xlink:href="https://medium.com/front-end-weekly/how-to-create-your-first-ios-flutter-app-on-macos-7dfa9c3e1962" text:style-name="Internet_20_link" text:visited-style-name="Visited_20_Internet_20_Link">First app en mac</text:a></text:p>
          </table:table-cell>
        </table:table-row>
        <table:table-row>
          <table:table-cell table:style-name="Tabla1.A2" office:value-type="string">
            <text:p text:style-name="P8">Mascara</text:p>
          </table:table-cell>
          <table:table-cell table:style-name="Tabla1.B2" office:value-type="string">
            <text:p text:style-name="P1"><text:a xlink:type="simple" xlink:href="https://pub.dartlang.org/packages/masked_text" text:style-name="Internet_20_link" text:visited-style-name="Visited_20_Internet_20_Link">pub mascara</text:a></text:p>
            <text:p text:style-name="P1"><text:a xlink:type="simple" xlink:href="https://pub.dartlang.org/packages/flutter_masked_text" text:style-name="Internet_20_link" text:visited-style-name="Visited_20_Internet_20_Link">flutter masked</text:a></text:p>
          </table:table-cell>
        </table:table-row>
        <table:table-row>
          <table:table-cell table:style-name="Tabla1.A2" office:value-type="string">
            <text:p text:style-name="P8">musica</text:p>
          </table:table-cell>
          <table:table-cell table:style-name="Tabla1.B2" office:value-type="string">
            <text:p text:style-name="P1"><text:a xlink:type="simple" xlink:href="https://github.com/singhbhavneet/Bungee" text:style-name="Internet_20_link" text:visited-style-name="Visited_20_Internet_20_Link">Aporte</text:a></text:p>
          </table:table-cell>
        </table:table-row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/>
            <text:p text:style-name="P6">Facial recognition is not supported in </text:p>
            <text:p text:style-name="P5">google Vision API (ML firebase) and google <text:soft-page-break/>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able:table-row table:style-name="Tabla1.50">
          <table:table-cell table:style-name="Tabla1.A2" office:value-type="string">
            <text:p text:style-name="P8">Pluggin</text:p>
          </table:table-cell>
          <table:table-cell table:style-name="Tabla1.B2" office:value-type="string">
            <text:p text:style-name="P1"><text:a xlink:type="simple" xlink:href="https://github.com/flutter/plugins/tree/master/packages" text:style-name="Internet_20_link" text:visited-style-name="Visited_20_Internet_20_Link">todos los pluggin de flutter</text:a></text:p>
          </table:table-cell>
        </table:table-row>
        <table:table-row table:style-name="Tabla1.50"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 table:style-name="Tabla1.50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able:table-row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57" office:value-type="string">
            <text:p text:style-name="P8">Transform</text:p>
          </table:table-cell>
          <table:table-cell table:style-name="Tabla1.B57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57" office:value-type="string">
            <text:p text:style-name="P8">técnicas</text:p>
          </table:table-cell>
          <table:table-cell table:style-name="Tabla1.B57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a xlink:type="simple" xlink:href="https://github.com/flutter/flutter/wiki" text:style-name="Internet_20_link" text:visited-style-name="Visited_20_Internet_20_Link">WIKI</text:a></text:p>
          </table:table-cell>
        </table:table-row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hemas</text:p>
          </table:table-cell>
          <table:table-cell table:style-name="Tabla1.B2" office:value-type="string">
            <text:p text:style-name="P1"><text:a xlink:type="simple" xlink:href="https://github.com/rxlabz/panache" text:style-name="Internet_20_link" text:visited-style-name="Visited_20_Internet_20_Link">Generador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/text:p>
          </table:table-cell>
        </table:table-row>
        <table:table-row>
          <table:table-cell table:style-name="Tabla1.A2" office:value-type="string">
            <text:p text:style-name="P8">varios</text:p>
          </table:table-cell>
          <table:table-cell table:style-name="Tabla1.B2" office:value-type="string">
            <text:p text:style-name="P1"><text:a xlink:type="simple" xlink:href="https://github.com/ibhavikmakwana/FlutterPlayground" text:style-name="Internet_20_link" text:visited-style-name="Visited_20_Internet_20_Link">Playground</text:a> <text:s/><text:soft-page-break/><text:span text:style-name="T16">bhavikmakwana43@gmail.com</text:span></text:p>
          </table:table-cell>
        </table:table-row>
        <table:table-row>
          <table:table-cell table:style-name="Tabla1.A2" office:value-type="string">
            <text:p text:style-name="P8">xm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/>
      <text:p text:style-name="Standard"/>
      <text:p text:style-name="P2"/>
      <text:list xml:id="list10354888143233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3" text:outline-level="4"/>
                    </text:list-item>
                    <text:list-item>
                      <text:h text:style-name="P23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103547192108025" text:continue-numbering="true" text:style-name="Outline">
              <text:list-item>
                <text:list>
                  <text:list-item>
                    <text:h text:style-name="P19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103548633192326" text:continue-numbering="true" text:style-name="Outline">
              <text:list-item>
                <text:list>
                  <text:list-item>
                    <text:h text:style-name="P19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1"><text:a xlink:type="simple" xlink:href="https://github.com/KingWu/flutter_starter_kit" text:style-name="Internet_20_link" text:visited-style-name="Visited_20_Internet_20_Link">Ejemplo para seguir</text:a></text:p>
      <text:list xml:id="list103549004726364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9</text:page-number><text:span text:style-name="MT2"><text:s/>de </text:span><text:page-count style:num-format="1">9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36</meta:editing-cycles>
    <meta:creation-date>2018-03-07T12:45:00</meta:creation-date>
    <dc:date>2019-09-18T10:35:46.528723810</dc:date>
    <meta:editing-duration>P7DT1H26M33S</meta:editing-duration>
    <meta:generator>LibreOffice/6.2.7.1$MacOSX_X86_64 LibreOffice_project/23edc44b61b830b7d749943e020e96f5a7df63bf</meta:generator>
    <meta:document-statistic meta:table-count="3" meta:image-count="0" meta:object-count="0" meta:page-count="9" meta:paragraph-count="233" meta:word-count="552" meta:character-count="4298" meta:non-whitespace-character-count="39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